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97200004E737BB2FDC9.svm" manifest:media-type=""/>
  <manifest:file-entry manifest:full-path="Pictures/200000090000521100005595F9DC2D4D.svm" manifest:media-type=""/>
  <manifest:file-entry manifest:full-path="Pictures/20000007000027B100001A9118047A2D.svm" manifest:media-type=""/>
  <manifest:file-entry manifest:full-path="Pictures/2000000700002F5700001CBC855E0B33.svm" manifest:media-type=""/>
  <manifest:file-entry manifest:full-path="Pictures/2000000700002F2200001C38B137F00B.svm" manifest:media-type=""/>
  <manifest:file-entry manifest:full-path="Pictures/200000070000431400002A46DE859B3F.svm" manifest:media-type=""/>
  <manifest:file-entry manifest:full-path="Pictures/20000007000024B20000307A312F61D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한양신명조" svg:font-family="한양신명조"/>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견고딕" svg:font-family="한양견고딕" style:font-family-generic="system" style:font-pitch="variable"/>
    <style:font-face style:name="한양신명조1" svg:font-family="한양신명조" style:font-family-generic="system" style:font-pitch="variable"/>
  </office:font-face-decls>
  <office:automatic-styles>
    <style:style style:name="표1" style:family="table">
      <style:table-properties style:width="8.941cm" table:align="right"/>
    </style:style>
    <style:style style:name="표1.A" style:family="table-column">
      <style:table-column-properties style:column-width="2.921cm"/>
    </style:style>
    <style:style style:name="표1.B" style:family="table-column">
      <style:table-column-properties style:column-width="2.783cm"/>
    </style:style>
    <style:style style:name="표1.C" style:family="table-column">
      <style:table-column-properties style:column-width="3.237cm"/>
    </style:style>
    <style:style style:name="표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표1.C1" style:family="table-cell">
      <style:table-cell-properties fo:background-color="transparent" fo:padding="0.097cm" fo:border="0.05pt solid #000000">
        <style:background-image/>
      </style:table-cell-properties>
    </style:style>
    <style:style style:name="표1.A2" style:family="table-cell">
      <style:table-cell-properties fo:background-color="transparent" fo:padding="0.097cm" fo:border-left="0.05pt solid #000000" fo:border-right="none" fo:border-top="none" fo:border-bottom="0.05pt solid #000000">
        <style:background-image/>
      </style:table-cell-properties>
    </style:style>
    <style:style style:name="표1.B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표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표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표2" style:family="table">
      <style:table-properties style:width="17cm" table:align="margins"/>
    </style:style>
    <style:style style:name="표2.A" style:family="table-column">
      <style:table-column-properties style:column-width="8.5cm" style:rel-column-width="32767*"/>
    </style:style>
    <style:style style:name="표2.B" style:family="table-column">
      <style:table-column-properties style:column-width="8.5cm" style:rel-column-width="32768*"/>
    </style:style>
    <style:style style:name="표2.A1" style:family="table-cell">
      <style:table-cell-properties fo:padding="0.097cm" fo:border-left="0.05pt solid #000000" fo:border-right="none" fo:border-top="0.05pt solid #000000" fo:border-bottom="0.05pt solid #000000"/>
    </style:style>
    <style:style style:name="표2.B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style:font-size-asian="12pt" style:language-asian="ko" style:country-asian="KR" style:font-size-complex="12pt"/>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start" style:justify-single-word="false"/>
      <style:text-properties fo:font-size="12pt" style:font-size-asian="12pt" style:font-size-complex="12pt"/>
    </style:style>
    <style:style style:name="P4" style:family="paragraph" style:parent-style-name="_30_">
      <style:paragraph-properties fo:margin-left="0cm" fo:margin-right="0cm" fo:text-align="start" style:justify-single-word="false" fo:text-indent="0cm" style:auto-text-indent="false" style:snap-to-layout-grid="false"/>
      <style:text-properties fo:color="#000000" fo:font-size="12pt" fo:font-weight="normal" style:font-size-asian="12pt" style:language-asian="ko" style:country-asian="KR" style:font-weight-asian="normal" style:font-size-complex="12pt" style:font-weight-complex="normal"/>
    </style:style>
    <style:style style:name="P5" style:family="paragraph" style:parent-style-name="_30_">
      <style:paragraph-properties fo:margin-left="0cm" fo:margin-right="0cm" fo:text-align="start" style:justify-single-word="false" fo:text-indent="0cm" style:auto-text-indent="false" style:snap-to-layout-grid="false"/>
      <style:text-properties fo:color="#000000" style:font-name="한양신명조" fo:font-size="18pt" fo:font-weight="bold" style:font-name-asian="한양신명조" style:font-size-asian="18pt" style:language-asian="ko" style:country-asian="KR" style:font-weight-asian="bold" style:font-size-complex="18pt" style:font-weight-complex="bold"/>
    </style:style>
    <style:style style:name="P6" style:family="paragraph" style:parent-style-name="_30_">
      <style:paragraph-properties fo:margin-left="0cm" fo:margin-right="0cm" fo:text-align="start" style:justify-single-word="false" fo:text-indent="0cm" style:auto-text-indent="false" style:snap-to-layout-grid="false"/>
      <style:text-properties fo:color="#000000" style:font-name="한양신명조" fo:font-size="18pt" fo:font-weight="bold" officeooo:rsid="0018cd33" officeooo:paragraph-rsid="0018cd33" style:font-name-asian="한양신명조" style:font-size-asian="18pt" style:language-asian="ko" style:country-asian="KR" style:font-weight-asian="bold" style:font-size-complex="18pt" style:font-weight-complex="bold"/>
    </style:style>
    <style:style style:name="P7" style:family="paragraph" style:parent-style-name="_30_">
      <style:paragraph-properties fo:margin-left="0cm" fo:margin-right="0cm" fo:text-align="start" style:justify-single-word="false" fo:text-indent="0cm" style:auto-text-indent="false" style:snap-to-layout-grid="false"/>
      <style:text-properties fo:color="#000000" style:font-name="한양신명조" fo:font-size="13.6999998092651pt" fo:font-weight="normal" officeooo:paragraph-rsid="001c4b6e" style:font-name-asian="한양신명조" style:font-size-asian="12pt" style:language-asian="ko" style:country-asian="KR" style:font-weight-asian="normal" style:font-size-complex="13.6999998092651pt" style:font-weight-complex="normal"/>
    </style:style>
    <style:style style:name="P8" style:family="paragraph" style:parent-style-name="_30_">
      <style:paragraph-properties fo:margin-left="0cm" fo:margin-right="0cm" fo:text-align="start" style:justify-single-word="false" fo:text-indent="0cm" style:auto-text-indent="false" style:snap-to-layout-grid="false"/>
      <style:text-properties fo:color="#000000" style:font-name="한양신명조" fo:font-size="13.6999998092651pt" fo:font-weight="normal" officeooo:rsid="0019cda5" officeooo:paragraph-rsid="0018cd33" style:font-name-asian="한양신명조" style:font-size-asian="12pt" style:language-asian="ko" style:country-asian="KR" style:font-weight-asian="normal" style:font-size-complex="13.6999998092651pt" style:font-weight-complex="normal"/>
    </style:style>
    <style:style style:name="P9" style:family="paragraph" style:parent-style-name="_30_">
      <style:paragraph-properties fo:margin-left="0cm" fo:margin-right="0cm" fo:text-align="start" style:justify-single-word="false" fo:text-indent="0cm" style:auto-text-indent="false" style:snap-to-layout-grid="false"/>
      <style:text-properties fo:color="#000000" style:font-name="한양신명조" fo:font-size="13.6999998092651pt" fo:font-weight="normal" officeooo:rsid="0019cda5" officeooo:paragraph-rsid="0019cda5" style:font-name-asian="한양신명조" style:font-size-asian="12pt" style:language-asian="ko" style:country-asian="KR" style:font-weight-asian="normal" style:font-size-complex="13.6999998092651pt" style:font-weight-complex="normal"/>
    </style:style>
    <style:style style:name="P10" style:family="paragraph" style:parent-style-name="_30_">
      <style:paragraph-properties fo:margin-left="0cm" fo:margin-right="0cm" fo:text-align="start" style:justify-single-word="false" fo:text-indent="0cm" style:auto-text-indent="false" style:snap-to-layout-grid="false"/>
      <style:text-properties fo:color="#000000" style:font-name="한양신명조" fo:font-size="13.6999998092651pt" fo:font-weight="normal" officeooo:rsid="002674c5" officeooo:paragraph-rsid="0028e616" style:font-name-asian="한양신명조" style:font-size-asian="12pt" style:language-asian="ko" style:country-asian="KR" style:font-weight-asian="normal" style:font-size-complex="13.6999998092651pt" style:font-weight-complex="normal"/>
    </style:style>
    <style:style style:name="P11" style:family="paragraph" style:parent-style-name="_30_">
      <style:paragraph-properties fo:margin-left="0cm" fo:margin-right="0cm" fo:text-align="center" style:justify-single-word="false" fo:text-indent="0cm" style:auto-text-indent="false" style:snap-to-layout-grid="false"/>
      <style:text-properties fo:color="#000000" style:font-name="바탕1" fo:font-size="20pt" fo:font-weight="bold" style:font-name-asian="한양견고딕" style:font-size-asian="20pt" style:language-asian="ko" style:country-asian="KR" style:font-weight-asian="bold" style:font-size-complex="20pt" style:font-weight-complex="bold"/>
    </style:style>
    <style:style style:name="P12" style:family="paragraph" style:parent-style-name="_30_">
      <style:paragraph-properties fo:margin-left="0cm" fo:margin-right="0cm" fo:text-align="center" style:justify-single-word="false" fo:text-indent="0cm" style:auto-text-indent="false" style:snap-to-layout-grid="false"/>
      <style:text-properties fo:color="#000000" style:font-name="바탕1" fo:font-size="18pt" fo:font-weight="bold" style:font-name-asian="한양신명조1" style:font-size-asian="18pt" style:language-asian="ko" style:country-asian="KR" style:font-weight-asian="bold" style:font-size-complex="18pt" style:font-weight-complex="bold"/>
    </style:style>
    <style:style style:name="P13" style:family="paragraph" style:parent-style-name="_30_">
      <style:paragraph-properties fo:margin-left="0cm" fo:margin-right="0cm" fo:text-align="start" style:justify-single-word="false" fo:text-indent="0cm" style:auto-text-indent="false" style:snap-to-layout-grid="false"/>
      <style:text-properties fo:color="#000000" style:font-name="바탕1" fo:font-size="18pt" fo:font-weight="bold" style:font-name-asian="한양신명조1" style:font-size-asian="18pt" style:language-asian="ko" style:country-asian="KR" style:font-weight-asian="bold" style:font-size-complex="18pt" style:font-weight-complex="bold"/>
    </style:style>
    <style:style style:name="P14" style:family="paragraph" style:parent-style-name="_30_">
      <style:paragraph-properties fo:margin-left="0cm" fo:margin-right="0cm" fo:text-align="start" style:justify-single-word="false" fo:text-indent="0cm" style:auto-text-indent="false" style:snap-to-layout-grid="false"/>
      <style:text-properties fo:color="#000000" style:font-name="바탕1" fo:font-size="12pt" fo:font-weight="normal" style:font-name-asian="한양신명조1" style:font-size-asian="12pt" style:language-asian="ko" style:country-asian="KR" style:font-weight-asian="normal" style:font-size-complex="12pt" style:font-weight-complex="normal"/>
    </style:style>
    <style:style style:name="P15" style:family="paragraph" style:parent-style-name="_30_">
      <style:paragraph-properties fo:margin-left="0cm" fo:margin-right="0cm" fo:text-align="start" style:justify-single-word="false" fo:text-indent="0cm" style:auto-text-indent="false" style:snap-to-layout-grid="false"/>
      <style:text-properties fo:color="#000000" style:font-name="바탕1" fo:font-size="12pt" fo:font-weight="normal" officeooo:paragraph-rsid="00120018" style:font-name-asian="한양신명조1" style:font-size-asian="12pt" style:language-asian="ko" style:country-asian="KR" style:font-weight-asian="normal" style:font-size-complex="12pt" style:font-weight-complex="normal"/>
    </style:style>
    <style:style style:name="P16" style:family="paragraph" style:parent-style-name="_30_">
      <style:paragraph-properties fo:margin-left="0cm" fo:margin-right="0cm" fo:text-align="start" style:justify-single-word="false" fo:text-indent="0cm" style:auto-text-indent="false" style:snap-to-layout-grid="false"/>
      <style:text-properties fo:color="#000000" officeooo:paragraph-rsid="00120018"/>
    </style:style>
    <style:style style:name="P17" style:family="paragraph" style:parent-style-name="_30_">
      <style:paragraph-properties fo:margin-left="0cm" fo:margin-right="0cm" fo:text-align="start" style:justify-single-word="false" fo:text-indent="0cm" style:auto-text-indent="false" style:snap-to-layout-grid="false"/>
      <style:text-properties fo:color="#2323dc"/>
    </style:style>
    <style:style style:name="P18" style:family="paragraph" style:parent-style-name="_30_">
      <style:paragraph-properties fo:margin-left="0cm" fo:margin-right="0cm" fo:text-align="start" style:justify-single-word="false" fo:text-indent="0cm" style:auto-text-indent="false" style:snap-to-layout-grid="false"/>
      <style:text-properties fo:color="#2323dc" style:font-name="바탕1" fo:language="en" fo:country="US" style:font-name-asian="한양신명조1" style:language-asian="ko" style:country-asian="KR"/>
    </style:style>
    <style:style style:name="P19" style:family="paragraph" style:parent-style-name="_30_">
      <style:paragraph-properties fo:margin-left="0cm" fo:margin-right="0cm" fo:text-align="start" style:justify-single-word="false" fo:text-indent="0cm" style:auto-text-indent="false" style:snap-to-layout-grid="false"/>
      <style:text-properties style:font-name="바탕1" fo:language="en" fo:country="US" officeooo:paragraph-rsid="000861d1" style:font-name-asian="한양신명조1" style:language-asian="ko" style:country-asian="KR"/>
    </style:style>
    <style:style style:name="P20" style:family="paragraph" style:parent-style-name="_30_">
      <style:paragraph-properties fo:margin-left="0cm" fo:margin-right="0cm" fo:text-align="start" style:justify-single-word="false" fo:text-indent="0cm" style:auto-text-indent="false" style:snap-to-layout-grid="false"/>
      <style:text-properties fo:color="#ff3366" style:font-name="한양신명조" fo:font-size="13.6999998092651pt" fo:font-weight="normal" officeooo:rsid="002674c5" officeooo:paragraph-rsid="001c4b6e" style:font-name-asian="한양신명조" style:font-size-asian="12pt" style:language-asian="ko" style:country-asian="KR" style:font-weight-asian="normal" style:font-size-complex="13.6999998092651pt" style:font-weight-complex="normal"/>
    </style:style>
    <style:style style:name="P21" style:family="paragraph" style:parent-style-name="Text_20_body">
      <style:paragraph-properties fo:margin-left="0cm" fo:margin-right="0cm" fo:text-align="start" style:justify-single-word="false" fo:text-indent="0cm" style:auto-text-indent="false" style:snap-to-layout-grid="false"/>
      <style:text-properties style:font-name="바탕1" fo:language="en" fo:country="US" style:font-name-asian="한양신명조1" style:language-asian="ko" style:country-asian="KR"/>
    </style:style>
    <style:style style:name="P22" style:family="paragraph" style:parent-style-name="_30_">
      <style:paragraph-properties fo:margin-left="0cm" fo:margin-right="0cm" fo:text-align="center" style:justify-single-word="false" fo:text-indent="0cm" style:auto-text-indent="false" style:snap-to-layout-grid="false"/>
      <style:text-properties fo:color="#000000" style:font-name="바탕1" fo:font-size="20pt" fo:font-weight="bold" officeooo:paragraph-rsid="002a42e9" style:font-name-asian="한양견고딕" style:font-size-asian="20pt" style:language-asian="ko" style:country-asian="KR" style:font-weight-asian="bold" style:font-size-complex="20pt" style:font-weight-complex="bold"/>
    </style:style>
    <style:style style:name="P23" style:family="paragraph" style:parent-style-name="_30_">
      <style:paragraph-properties fo:margin-left="0cm" fo:margin-right="0cm" fo:text-align="center" style:justify-single-word="false" fo:text-indent="0cm" style:auto-text-indent="false" style:snap-to-layout-grid="false"/>
      <style:text-properties fo:color="#000000" style:font-name="바탕1" fo:font-size="24pt" fo:font-weight="bold" officeooo:paragraph-rsid="002a42e9" style:font-name-asian="한양견고딕" style:font-size-asian="24pt" style:language-asian="ko" style:country-asian="KR" style:font-weight-asian="bold" style:font-size-complex="24pt" style:font-weight-complex="bold"/>
    </style:style>
    <style:style style:name="P24" style:family="paragraph" style:parent-style-name="_30_">
      <style:paragraph-properties fo:margin-left="0cm" fo:margin-right="0cm" fo:text-align="start" style:justify-single-word="false" fo:text-indent="0cm" style:auto-text-indent="false" style:snap-to-layout-grid="false"/>
      <style:text-properties fo:color="#000000" style:font-name="한양신명조" fo:font-size="18pt" fo:font-weight="bold" officeooo:rsid="0028e616" style:font-name-asian="한양신명조" style:font-size-asian="18pt" style:language-asian="ko" style:country-asian="KR" style:font-weight-asian="bold" style:font-size-complex="18pt" style:font-weight-complex="bold"/>
    </style:style>
    <style:style style:name="P25" style:family="paragraph" style:parent-style-name="_30_">
      <style:paragraph-properties fo:margin-left="0cm" fo:margin-right="0cm" fo:text-align="start" style:justify-single-word="false" fo:text-indent="0cm" style:auto-text-indent="false" style:snap-to-layout-grid="false"/>
      <style:text-properties fo:color="#ff3366" style:font-name="한양신명조" fo:font-size="13.6999998092651pt" fo:font-weight="normal" officeooo:rsid="002674c5" officeooo:paragraph-rsid="001c4b6e" style:font-name-asian="한양신명조" style:font-size-asian="12pt" style:language-asian="ko" style:country-asian="KR" style:font-weight-asian="normal" style:font-size-complex="13.6999998092651pt" style:font-weight-complex="normal"/>
    </style:style>
    <style:style style:name="T1" style:family="text">
      <style:text-properties style:font-name="바탕1" fo:font-weight="bold" style:font-name-asian="한양신명조1" style:font-weight-asian="bold" style:font-weight-complex="bold"/>
    </style:style>
    <style:style style:name="T2" style:family="text">
      <style:text-properties style:font-name="바탕1" fo:language="en" fo:country="US" style:font-name-asian="한양신명조1"/>
    </style:style>
    <style:style style:name="T3" style:family="text">
      <style:text-properties style:font-name="바탕1" fo:language="en" fo:country="US" style:font-name-asian="한양신명조1" style:language-asian="ko" style:country-asian="KR"/>
    </style:style>
    <style:style style:name="T4" style:family="text">
      <style:text-properties fo:color="#2323dc" style:font-name="바탕1" fo:font-size="12pt" fo:language="en" fo:country="US" fo:font-weight="normal" style:font-name-asian="한양신명조1" style:font-size-asian="12pt" style:language-asian="ko" style:country-asian="KR" style:font-weight-asian="normal" style:font-size-complex="12pt" style:font-weight-complex="normal"/>
    </style:style>
    <style:style style:name="T5" style:family="text">
      <style:text-properties fo:color="#2323dc" style:font-name="바탕1" fo:language="en" fo:country="US" style:font-name-asian="한양신명조1"/>
    </style:style>
    <style:style style:name="T6" style:family="text">
      <style:text-properties fo:color="#2323dc" style:font-name="바탕1" fo:language="en" fo:country="US" style:font-name-asian="한양신명조1" style:language-asian="ko" style:country-asian="KR"/>
    </style:style>
    <style:style style:name="T7" style:family="text">
      <style:text-properties officeooo:rsid="000861d1"/>
    </style:style>
    <style:style style:name="T8" style:family="text">
      <style:text-properties officeooo:rsid="0008e17b"/>
    </style:style>
    <style:style style:name="T9" style:family="text">
      <style:text-properties fo:font-size="18pt" fo:font-weight="bold" officeooo:rsid="0018cd33" style:font-size-asian="18pt" style:font-weight-asian="bold" style:font-size-complex="18pt" style:font-weight-complex="bold"/>
    </style:style>
    <style:style style:name="T10" style:family="text">
      <style:text-properties fo:font-size="18pt" fo:font-weight="bold" officeooo:rsid="001dd861" style:font-size-asian="18pt" style:font-weight-asian="bold" style:font-size-complex="18pt" style:font-weight-complex="bold"/>
    </style:style>
    <style:style style:name="T11" style:family="text">
      <style:text-properties fo:font-size="18pt" fo:font-weight="bold" officeooo:rsid="0028e616" style:font-size-asian="18pt" style:font-weight-asian="bold" style:font-size-complex="18pt" style:font-weight-complex="bold"/>
    </style:style>
    <style:style style:name="T12" style:family="text">
      <style:text-properties officeooo:rsid="0013deea"/>
    </style:style>
    <style:style style:name="T13" style:family="text">
      <style:text-properties officeooo:rsid="0028e61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2"><text:s/></text:p>
      <text:p text:style-name="P23"><text:s/>마이크로프로세서</text:p>
      <text:p text:style-name="P12"/>
      <text:p text:style-name="P12"/>
      <text:p text:style-name="P12">Clear 조</text:p>
      <text:p text:style-name="P12">&lt;Antarctic Adventure&gt;</text:p>
      <text:p text:style-name="P12"/>
      <text:p text:style-name="P12"/>
      <text:p text:style-name="P12"/>
      <table:table table:name="표1" table:style-name="표1">
        <table:table-column table:style-name="표1.A"/>
        <table:table-column table:style-name="표1.B"/>
        <table:table-column table:style-name="표1.C"/>
        <table:table-row>
          <table:table-cell table:style-name="표1.A1" office:value-type="string">
            <text:p text:style-name="P1">이름</text:p>
          </table:table-cell>
          <table:table-cell table:style-name="표1.A1" office:value-type="string">
            <text:p text:style-name="P1">학번</text:p>
          </table:table-cell>
          <table:table-cell table:style-name="표1.C1" office:value-type="string">
            <text:p text:style-name="P1">github_ID</text:p>
          </table:table-cell>
        </table:table-row>
        <table:table-row>
          <table:table-cell table:style-name="표1.A2" office:value-type="string">
            <text:p text:style-name="P1">김성현</text:p>
          </table:table-cell>
          <table:table-cell table:style-name="표1.B2" office:value-type="float" office:value="892054">
            <text:p text:style-name="P2">892054</text:p>
          </table:table-cell>
          <table:table-cell table:style-name="표1.C3" office:value-type="string">
            <text:p text:style-name="P2">kimsunghyun</text:p>
          </table:table-cell>
        </table:table-row>
        <table:table-row>
          <table:table-cell table:style-name="표1.A2" office:value-type="string">
            <text:p text:style-name="P1">한원석</text:p>
          </table:table-cell>
          <table:table-cell table:style-name="표1.B2" office:value-type="float" office:value="692083">
            <text:p text:style-name="P2">692083</text:p>
          </table:table-cell>
          <table:table-cell table:style-name="표1.C3" office:value-type="string">
            <text:p text:style-name="P1">rucius</text:p>
          </table:table-cell>
        </table:table-row>
      </table:table>
      <text:p text:style-name="P12"/>
      <text:p text:style-name="P13"/>
      <text:p text:style-name="P13"/>
      <text:p text:style-name="P13"/>
      <text:p text:style-name="P13"/>
      <text:p text:style-name="P13"/>
      <text:p text:style-name="P13"><text:soft-page-break/></text:p>
      <text:p text:style-name="P13">1. 프로젝트 소개</text:p>
      <text:p text:style-name="P4">' <text:span text:style-name="T1">Antarctic Adventure’(남극탐험) </text:span>은 1985년 코나미에서 만든 아케이드 형식의 게임이다.</text:p>
      <table:table table:name="표2" table:style-name="표2">
        <table:table-column table:style-name="표2.A"/>
        <table:table-column table:style-name="표2.B"/>
        <table:table-row>
          <table:table-cell table:style-name="표2.A1" office:value-type="string">
            <text:p text:style-name="P3"><draw:frame draw:style-name="fr1" draw:name="그림1" text:anchor-type="paragraph" svg:width="8.306cm" svg:height="5.233cm" draw:z-index="0"><draw:image xlink:href="Pictures/200000070000431400002A46DE859B3F.svm" xlink:type="simple" xlink:show="embed" xlink:actuate="onLoad"/></draw:frame></text:p>
          </table:table-cell>
          <table:table-cell table:style-name="표2.B1" office:value-type="string">
            <text:p text:style-name="P3"><draw:frame draw:style-name="fr2" draw:name="그림2" text:anchor-type="paragraph" svg:width="8.306cm" svg:height="5.039cm" draw:z-index="5"><draw:image xlink:href="Pictures/2000000700002F5700001CBC855E0B33.svm" xlink:type="simple" xlink:show="embed" xlink:actuate="onLoad"/></draw:frame></text:p>
          </table:table-cell>
        </table:table-row>
        <table:table-row>
          <table:table-cell table:style-name="표2.A2" office:value-type="string">
            <text:p text:style-name="P3"><draw:frame draw:style-name="fr1" draw:name="그림3" text:anchor-type="paragraph" svg:width="8.306cm" svg:height="4.971cm" draw:z-index="1"><draw:image xlink:href="Pictures/2000000700002F2200001C38B137F00B.svm" xlink:type="simple" xlink:show="embed" xlink:actuate="onLoad"/></draw:frame></text:p>
          </table:table-cell>
          <table:table-cell table:style-name="표2.B2" office:value-type="string">
            <text:p text:style-name="P3"><draw:frame draw:style-name="fr3" draw:name="그림4" text:anchor-type="paragraph" svg:width="8.306cm" svg:height="5.558cm" draw:z-index="4"><draw:image xlink:href="Pictures/20000007000027B100001A9118047A2D.svm" xlink:type="simple" xlink:show="embed" xlink:actuate="onLoad"/></draw:frame></text:p>
          </table:table-cell>
        </table:table-row>
      </table:table>
      <text:p text:style-name="P14"><text:s text:c="2"/><text:line-break/> <text:s/>방향키와 A키를 이용하여 속도 업다운 좌우 이동 점프를 하며 제한 시간 이내에 장애물을 피하여 목적지에 도달하는 게임이다. 장애물에는 호수, 크레바스가 등장하며 호수에서는 장애물인 물개, 또는 보너스점수인 물고기가 출현한다. 깃발을 먹어 날개아이템을 얻어 사용해 빠르게 이동할 수 있다. 스테이지가 올라 갈 수록 제한 시간이 짧아지고 장애물의 출현 빈도가 높아진다. 추가적으로 아이템의 종류를 늘리고 아이템보유 갯수를 늘려 선택적으로 사용할수 있게 한다. </text:p>
      <text:p text:style-name="P24"/>
      <text:p text:style-name="P24"/>
      <text:p text:style-name="P24"><text:soft-page-break/></text:p>
      <text:p text:style-name="P5"><text:span text:style-name="T13">2</text:span><text:span text:style-name="T8">. </text:span>문제점 및 제약 사항과 극복 방안</text:p>
      <text:p text:style-name="P15">원격 디버거가 없어 디버깅이 어렵다.</text:p>
      <text:p text:style-name="P16"><text:span text:style-name="T4">→ </text:span><text:span text:style-name="T5">Emulator</text:span><text:span text:style-name="T6">를 이용하여 PC 상에서 확인하고, wifi를 이용하여 직접 닌텐도에서 테스트한다.</text:span></text:p>
      <text:p text:style-name="P19">닌텐도 라이<text:span text:style-name="T7">브</text:span>러리<text:span text:style-name="T12">(사운드 등 수업시간에 배우지 않았는데 필요한 것)</text:span>에 대한 지식이 부족하고 마이크로프로세스 프로그래밍 경험이 부족하다.</text:p>
      <text:p text:style-name="P17"><text:span text:style-name="T3">→ </text:span><text:span text:style-name="T2">개발 관련 서적 및 </text:span><text:span text:style-name="T3">공개된 오픈소스 등을 이용하여 부족한 부분을 채운다.</text:span></text:p>
      <text:p text:style-name="P21">개발기간이 길지 않으며, 다른 여러 프로젝트와 병행 진행 된다.</text:p>
      <text:p text:style-name="P18">→ 설계에 많은 시간을 투자하여 정확한 설계를 하고 프로젝트 관리 툴을 이용하여 개발한다.</text:p>
      <text:p text:style-name="P18"/>
      <text:p text:style-name="P6"/>
      <text:p text:style-name="P6">3. 소프트웨어 구조도</text:p>
      <text:p text:style-name="P8"><draw:frame draw:style-name="fr4" draw:name="그림5" text:anchor-type="paragraph" svg:x="0cm" svg:y="0.291cm" svg:width="17cm" svg:height="10.98cm" draw:z-index="2"><draw:image xlink:href="Pictures/200000090000797200004E737BB2FDC9.svm" xlink:type="simple" xlink:show="embed" xlink:actuate="onLoad"/></draw:frame></text:p>
      <text:p text:style-name="P9"><text:soft-page-break/></text:p>
      <text:p text:style-name="P7"><text:span text:style-name="T10">4</text:span><text:span text:style-name="T9">. 하드웨어 구조도</text:span></text:p>
      <text:p text:style-name="P20"><draw:frame draw:style-name="fr4" draw:name="그림6" text:anchor-type="paragraph" svg:x="1.247cm" svg:y="-0.016cm" svg:width="14.118cm" svg:height="19.101cm" draw:z-index="6"><draw:image xlink:href="Pictures/20000007000024B20000307A312F61D1.svm" xlink:type="simple" xlink:show="embed" xlink:actuate="onLoad"/></draw:frame></text:p>
      <text:p text:style-name="P20"/>
      <text:p text:style-name="P20"/>
      <text:p text:style-name="P20"><text:soft-page-break/></text:p>
      <text:p text:style-name="P10"><text:span text:style-name="T11">5</text:span><text:span text:style-name="T9">. 테스트 계획</text:span></text:p>
      <text:p text:style-name="P20"><draw:frame draw:style-name="fr5" draw:name="그림7" text:anchor-type="paragraph" svg:width="17cm" svg:height="17.727cm" draw:z-index="3"><draw:image xlink:href="Pictures/200000090000521100005595F9DC2D4D.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한양신명조" svg:font-family="한양신명조"/>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견고딕" svg:font-family="한양견고딕" style:font-family-generic="system" style:font-pitch="variable"/>
    <style:font-face style:name="한양신명조1" svg:font-family="한양신명조"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2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0_" style:display-name="0" style:family="paragraph" style:class="text">
      <style:paragraph-properties fo:line-height="160%" fo:text-align="start" style:justify-single-word="false" fo:padding="0cm" fo:border="none" style:vertical-align="baseline" style:snap-to-layout-grid="false"/>
      <style:text-properties fo:color="#000000"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성현 김</meta:initial-creator>
    <meta:creation-date>2012-11-15T02:16:40.87</meta:creation-date>
    <dc:date>2012-11-22T13:15:09.86</dc:date>
    <meta:editing-duration>PT1H9M26S</meta:editing-duration>
    <meta:editing-cycles>33</meta:editing-cycles>
    <meta:generator>LibreOffice/3.6$Windows_x86 LibreOffice_project/da8c1e6-fd468f4-454e206-f42a4a9-143cfd</meta:generator>
    <meta:document-statistic meta:table-count="2" meta:image-count="7" meta:object-count="0" meta:page-count="5" meta:paragraph-count="26" meta:word-count="505" meta:character-count="747" meta:non-whitespace-character-count="597"/>
  </office:meta>
</office:document-meta>
</file>